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This video was an enormous help for me: https://www.youtube.com/watch?v=vPDPE66nhlo&amp;t=574s</text:p>
      <text:p text:style-name="Standard">import numpy as np</text:p>
      <text:p text:style-name="Standard">from math import atan2 # for computing polar angle</text:p>
      <text:p text:style-name="Standard">from random import randint # for quicksort</text:p>
      <text:p text:style-name="Standard"/>
      <text:p text:style-name="Standard">def create_image():</text:p>
      <text:p text:style-name="Standard"><text:s text:c="4"/>img = np.matrix([[0,0,0,0,0,0,0,0,0,0],</text:p>
      <text:p text:style-name="Standard"><text:s text:c="21"/>[0,0,0,0,0,0,0,0,0,0],</text:p>
      <text:p text:style-name="Standard"><text:s text:c="21"/>[0,0,0,0,0,0,0,0,0,0],</text:p>
      <text:p text:style-name="Standard"><text:s text:c="21"/>[0,0,0,1,1,1,0,0,0,0],</text:p>
      <text:p text:style-name="Standard"><text:s text:c="21"/>[0,0,0,1,1,1,0,0,0,0],</text:p>
      <text:p text:style-name="Standard"><text:s text:c="21"/>[0,0,0,1,1,1,1,1,0,0],</text:p>
      <text:p text:style-name="Standard"><text:s text:c="21"/>[0,0,1,0,0,0,0,0,0,0],</text:p>
      <text:p text:style-name="Standard"><text:s text:c="21"/>[0,0,0,0,0,0,0,0,0,0],</text:p>
      <text:p text:style-name="Standard"><text:s text:c="21"/>[0,0,0,0,0,0,0,0,0,0],</text:p>
      <text:p text:style-name="Standard"><text:s text:c="21"/>[0,0,0,0,0,0,0,0,0,0]])</text:p>
      <text:p text:style-name="Standard"/>
      <text:p text:style-name="Standard"><text:s text:c="4"/>return img</text:p>
      <text:p text:style-name="Standard"/>
      <text:p text:style-name="Standard">def cvt_to_points(image):</text:p>
      <text:p text:style-name="Standard"><text:s text:c="4"/>""" Converts a binary image to an array of points """</text:p>
      <text:p text:style-name="Standard"><text:s text:c="4"/>points = []</text:p>
      <text:p text:style-name="Standard"><text:s text:c="4"/>cols = image.shape[0]</text:p>
      <text:p text:style-name="Standard"><text:s text:c="4"/>rows = image.shape[1]</text:p>
      <text:p text:style-name="Standard"><text:s text:c="4"/>for c in range(cols):</text:p>
      <text:p text:style-name="Standard"><text:s text:c="8"/>for r in range(rows):</text:p>
      <text:p text:style-name="Standard"><text:s text:c="12"/>if(image.item(c, r) &gt; 0):</text:p>
      <text:p text:style-name="Standard"><text:s text:c="16"/>points.append((c,r))</text:p>
      <text:p text:style-name="Standard"><text:s text:c="4"/>return points</text:p>
      <text:p text:style-name="Standard"/>
      <text:p text:style-name="Standard">def polar_angle(p0,p1=None):</text:p>
      <text:p text:style-name="Standard"><text:s text:c="4"/>if p1==None: </text:p>
      <text:p text:style-name="Standard"><text:s text:c="8"/>p1=anchor</text:p>
      <text:p text:style-name="Standard"><text:s text:c="4"/>y_span=p0[1]-p1[1]</text:p>
      <text:p text:style-name="Standard"><text:s text:c="4"/>x_span=p0[0]-p1[0]</text:p>
      <text:p text:style-name="Standard"><text:s text:c="4"/>return atan2(y_span,x_span)</text:p>
      <text:p text:style-name="Standard"/>
      <text:p text:style-name="Standard">def distance(p0,p1=None):</text:p>
      <text:p text:style-name="Standard"><text:s text:c="4"/>if p1==None: </text:p>
      <text:p text:style-name="Standard"><text:s text:c="8"/>p1=anchor</text:p>
      <text:p text:style-name="Standard"><text:s text:c="4"/>y_span=p0[1]-p1[1]</text:p>
      <text:p text:style-name="Standard"><text:s text:c="4"/>x_span=p0[0]-p1[0]</text:p>
      <text:p text:style-name="Standard"><text:s text:c="4"/>return y_span**2 + x_span**2</text:p>
      <text:p text:style-name="Standard"/>
      <text:p text:style-name="Standard">def det(p1,p2,p3):</text:p>
      <text:p text:style-name="Standard"><text:s text:c="8"/>return <text:s text:c="2"/>(p2[0]-p1[0])*(p3[1]-p1[1]) \</text:p>
      <text:p text:style-name="Standard"><text:s text:c="24"/>-(p2[1]-p1[1])*(p3[0]-p1[0])</text:p>
      <text:p text:style-name="Standard"/>
      <text:p text:style-name="Standard">""" From this point forward, pretty much all the code was written by </text:p>
      <text:p text:style-name="Standard"><text:soft-page-break/>Brian Faure: https://github.com/bfaure/Python_Algorithms/blob/master/graham_scan/main.py """</text:p>
      <text:p text:style-name="Standard"># Sorts in order of increasing polar angle from 'anchor' point.</text:p>
      <text:p text:style-name="Standard"># 'anchor' variable is assumed to be global, set from within 'graham_scan'.</text:p>
      <text:p text:style-name="Standard"># For any values with equal polar angles, a second sort is applied to</text:p>
      <text:p text:style-name="Standard"># ensure increasing distance from the 'anchor' point.</text:p>
      <text:p text:style-name="Standard">def quicksort(a):</text:p>
      <text:p text:style-name="Standard"><text:s text:c="8"/>if len(a)&lt;=1: return a</text:p>
      <text:p text:style-name="Standard"><text:s text:c="8"/>smaller,equal,larger=[],[],[]</text:p>
      <text:p text:style-name="Standard"><text:s text:c="8"/>piv_ang=polar_angle(a[randint(0,len(a)-1)]) # select random pivot</text:p>
      <text:p text:style-name="Standard"><text:s text:c="8"/>for pt in a:</text:p>
      <text:p text:style-name="Standard"><text:s text:c="16"/>pt_ang=polar_angle(pt) # calculate current point angle</text:p>
      <text:p text:style-name="Standard"><text:s text:c="16"/>if pt_ang&lt;piv_ang: smaller.append(pt)</text:p>
      <text:p text:style-name="Standard"><text:s text:c="16"/>elif pt_ang==piv_ang: equal.append(pt)</text:p>
      <text:p text:style-name="Standard"><text:s text:c="16"/>else: larger.append(pt)</text:p>
      <text:p text:style-name="Standard"><text:s text:c="8"/>return <text:s text:c="2"/>quicksort(smaller) \</text:p>
      <text:p text:style-name="Standard"><text:s text:c="24"/>+sorted(equal,key=distance) \</text:p>
      <text:p text:style-name="Standard"><text:s text:c="24"/>+quicksort(larger)</text:p>
      <text:p text:style-name="Standard"/>
      <text:p text:style-name="Standard"># Returns the vertices comprising the boundaries of</text:p>
      <text:p text:style-name="Standard"># convex hull containing all points in the input set.</text:p>
      <text:p text:style-name="Standard"># The input 'points' is a list of (x,y) coordinates.</text:p>
      <text:p text:style-name="Standard">def graham_scan(points):</text:p>
      <text:p text:style-name="Standard"><text:s text:c="8"/>global anchor # to be set, (x,y) with smallest y value</text:p>
      <text:p text:style-name="Standard"/>
      <text:p text:style-name="Standard"><text:s text:c="8"/># Find the (x,y) point with the lowest y value,</text:p>
      <text:p text:style-name="Standard"><text:s text:c="8"/># along with its index in the 'points' list. If</text:p>
      <text:p text:style-name="Standard"><text:s text:c="8"/># there are multiple points with the same y value,</text:p>
      <text:p text:style-name="Standard"><text:s text:c="8"/># choose the one with smallest x.</text:p>
      <text:p text:style-name="Standard"><text:s text:c="8"/>min_idx=None</text:p>
      <text:p text:style-name="Standard"><text:s text:c="8"/>for i,(x,y) in enumerate(points):</text:p>
      <text:p text:style-name="Standard"><text:s text:c="16"/>if min_idx==None or y&lt;points[min_idx][1]:</text:p>
      <text:p text:style-name="Standard"><text:s text:c="24"/>min_idx=i</text:p>
      <text:p text:style-name="Standard"><text:s text:c="16"/>if y==points[min_idx][1] and x&lt;points[min_idx][0]:</text:p>
      <text:p text:style-name="Standard"><text:s text:c="24"/>min_idx=i</text:p>
      <text:p text:style-name="Standard"/>
      <text:p text:style-name="Standard"><text:s text:c="8"/># set the global variable 'anchor', used by the</text:p>
      <text:p text:style-name="Standard"><text:s text:c="8"/># 'polar_angle' and 'distance' functions</text:p>
      <text:p text:style-name="Standard"><text:s text:c="8"/>anchor=points[min_idx]</text:p>
      <text:p text:style-name="Standard"/>
      <text:p text:style-name="Standard"><text:s text:c="8"/># sort the points by polar angle then delete</text:p>
      <text:p text:style-name="Standard"><text:s text:c="8"/># the anchor from the sorted list</text:p>
      <text:p text:style-name="Standard"><text:s text:c="8"/>sorted_pts=quicksort(points)</text:p>
      <text:p text:style-name="Standard"><text:s text:c="8"/>del sorted_pts[sorted_pts.index(anchor)]</text:p>
      <text:p text:style-name="Standard"/>
      <text:p text:style-name="Standard"><text:s text:c="8"/># anchor and point with smallest polar angle will always be on hull</text:p>
      <text:p text:style-name="Standard"><text:s text:c="8"/>hull=[anchor,sorted_pts[0]]</text:p>
      <text:p text:style-name="Standard"><text:s text:c="8"/>for s in sorted_pts[1:]:</text:p>
      <text:p text:style-name="Standard"><text:s text:c="16"/>while det(hull[-2],hull[-1],s)&lt;=0:</text:p>
      <text:p text:style-name="Standard"><text:s text:c="24"/>del hull[-1] # backtrack</text:p>
      <text:p text:style-name="Standard"><text:soft-page-break/><text:s text:c="24"/>#if len(hull)&lt;2: break</text:p>
      <text:p text:style-name="Standard"><text:s text:c="16"/>hull.append(s)</text:p>
      <text:p text:style-name="Standard"><text:s text:c="8"/>return hull</text:p>
      <text:p text:style-name="Standard"/>
      <text:p text:style-name="Standard">def main():</text:p>
      <text:p text:style-name="Standard"><text:s text:c="4"/>img = create_image()</text:p>
      <text:p text:style-name="Standard"><text:s text:c="4"/>points = cvt_to_points(img)</text:p>
      <text:p text:style-name="Standard"><text:s text:c="4"/>hull = graham_scan(points)</text:p>
      <text:p text:style-name="Standard"><text:s text:c="4"/>print("Hull: {}".format(hull))</text:p>
      <text:p text:style-name="Standard"/>
      <text:p text:style-name="Standard">if __name__ == '__main__':</text:p>
      <text:p text:style-name="Standard"><text:s text:c="4"/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12:50.269578830</meta:creation-date>
    <dc:date>2018-12-08T18:13:25.566030020</dc:date>
    <meta:editing-duration>PT36S</meta:editing-duration>
    <meta:editing-cycles>1</meta:editing-cycles>
    <meta:document-statistic meta:table-count="0" meta:image-count="0" meta:object-count="0" meta:page-count="3" meta:paragraph-count="96" meta:word-count="382" meta:character-count="3803" meta:non-whitespace-character-count="2697"/>
    <meta:generator>LibreOffice/6.1.3.2$Linux_X86_64 LibreOffice_project/10$Build-2</meta:generator>
  </office:meta>
</office:document-meta>
</file>